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0pt" fo:font-weight="bold"/>
    </style:style>
    <style:style style:name="T1" style:family="text">
      <style:text-properties fo:font-size="10pt" fo:font-weight="bold"/>
    </style:style>
    <style:style style:name="T2" style:family="text">
      <style:text-properties fo:font-size="10pt" fo:font-weight="normal"/>
    </style:style>
    <style:style style:name="T3" style:family="text">
      <style:text-properties fo:color="#0000ff" fo:font-size="10pt" fo:font-style="italic" fo:font-weight="normal"/>
    </style:style>
    <style:style style:name="T4" style:family="text">
      <style:text-properties style:use-window-font-color="true" fo:font-size="10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5cm" svg:height="1.5cm" svg:x="5.135cm" svg:y="4.135cm">
          <text:p text:style-name="P1"><text:span text:style-name="T1">Map data</text:span></text:p>
          <text:p text:style-name="P1"><text:span text:style-name="T2">(MapData)</text:span></text:p>
          <text:p text:style-name="P1"><text:span text:style-name="T3">size,attributes</text:span></text:p>
        </draw:rect>
        <draw:rect draw:style-name="gr1" draw:text-style-name="P2" draw:layer="layout" svg:width="4cm" svg:height="1.5cm" svg:x="8.635cm" svg:y="4.135cm">
          <text:p text:style-name="P1"><text:span text:style-name="T1">GameState 1</text:span></text:p>
        </draw:rect>
        <draw:rect draw:style-name="gr1" draw:text-style-name="P2" draw:layer="layout" svg:width="4cm" svg:height="1.5cm" svg:x="13.635cm" svg:y="4.135cm">
          <text:p text:style-name="P1"><text:span text:style-name="T1">GameState N</text:span></text:p>
        </draw:rect>
        <draw:rect draw:style-name="gr1" draw:text-style-name="P2" draw:layer="layout" svg:width="1cm" svg:height="1.5cm" svg:x="12.635cm" svg:y="4.135cm">
          <text:p text:style-name="P1"><text:span text:style-name="T1">...</text:span></text:p>
        </draw:rect>
        <draw:rect draw:style-name="gr1" draw:text-style-name="P2" draw:layer="layout" svg:width="3cm" svg:height="1.5cm" svg:x="4.635cm" svg:y="7.135cm">
          <text:p text:style-name="P1"><text:span text:style-name="T1">Timestamp</text:span></text:p>
          <text:p text:style-name="P1"><text:span text:style-name="T4">(Uint32)</text:span></text:p>
          <text:p text:style-name="P1"><text:span text:style-name="T3">from master start</text:span></text:p>
        </draw:rect>
        <draw:rect draw:style-name="gr1" draw:text-style-name="P2" draw:layer="layout" svg:width="4.5cm" svg:height="1.5cm" svg:x="3.135cm" svg:y="10.135cm">
          <text:p text:style-name="P1"><text:span text:style-name="T1">Server 1</text:span></text:p>
          <text:p text:style-name="P1"><text:span text:style-name="T2">(ConnectedServerInfo)</text:span></text:p>
          <text:p text:style-name="P1"><text:span text:style-name="T3">ip,threads,cpu,mem,players</text:span></text:p>
        </draw:rect>
        <draw:rect draw:style-name="gr1" draw:text-style-name="P2" draw:layer="layout" svg:width="2.5cm" svg:height="1.5cm" svg:x="10.635cm" svg:y="7.135cm">
          <text:p text:style-name="P1"><text:span text:style-name="T1">Quest</text:span></text:p>
          <text:p text:style-name="P1"><text:span text:style-name="T2">(int,int,int)</text:span></text:p>
          <text:p text:style-name="P1"><text:span text:style-name="T3">active,x,y</text:span></text:p>
        </draw:rect>
        <draw:rect draw:style-name="gr1" draw:text-style-name="P2" draw:layer="layout" svg:width="2.5cm" svg:height="1.5cm" svg:x="14.135cm" svg:y="10.135cm">
          <text:p text:style-name="P1"><text:span text:style-name="T1">Region 1</text:span></text:p>
          <text:p text:style-name="P1"><text:span text:style-name="T2">(int,int)</text:span></text:p>
          <text:p text:style-name="P1"><text:span text:style-name="T3">server,players</text:span></text:p>
        </draw:rect>
        <draw:rect draw:style-name="gr1" draw:text-style-name="P2" draw:layer="layout" svg:width="1cm" svg:height="1.5cm" svg:x="7.635cm" svg:y="10.135cm">
          <text:p text:style-name="P1"><text:span text:style-name="T1">...</text:span></text:p>
        </draw:rect>
        <draw:rect draw:style-name="gr1" draw:text-style-name="P2" draw:layer="layout" svg:width="2.5cm" svg:height="1.5cm" svg:x="17.635cm" svg:y="10.135cm">
          <text:p text:style-name="P1"><text:span text:style-name="T1">Region N</text:span></text:p>
          <text:p text:style-name="P1"><text:span text:style-name="T2">(int,int)</text:span></text:p>
          <text:p text:style-name="P1"><text:span text:style-name="T3">server,players</text:span></text:p>
        </draw:rect>
        <draw:rect draw:style-name="gr1" draw:text-style-name="P2" draw:layer="layout" svg:width="1cm" svg:height="1.5cm" svg:x="16.635cm" svg:y="10.135cm">
          <text:p text:style-name="P1"><text:span text:style-name="T1">...</text:span></text:p>
        </draw:rect>
        <draw:rect draw:style-name="gr1" draw:text-style-name="P2" draw:layer="layout" svg:width="3cm" svg:height="1.5cm" svg:x="7.635cm" svg:y="7.135cm">
          <text:p text:style-name="P1"><text:span text:style-name="T1">Servers</text:span></text:p>
        </draw:rect>
        <draw:rect draw:style-name="gr1" draw:text-style-name="P2" draw:layer="layout" svg:width="3.5cm" svg:height="1.5cm" svg:x="16.135cm" svg:y="7.135cm">
          <text:p text:style-name="P1"><text:span text:style-name="T1">Regions</text:span></text:p>
        </draw:rect>
        <draw:rect draw:style-name="gr1" draw:text-style-name="P2" draw:layer="layout" svg:width="4.5cm" svg:height="1.5cm" svg:x="8.635cm" svg:y="10.135cm">
          <text:p text:style-name="P1"><text:span text:style-name="T1">Server N</text:span></text:p>
          <text:p text:style-name="P1"><text:span text:style-name="T2">(ConnectedServerInfo)</text:span></text:p>
          <text:p text:style-name="P1"><text:span text:style-name="T3">ip,threads,cpu,mem,players</text:span></text:p>
        </draw:rect>
        <draw:line draw:style-name="gr2" draw:text-style-name="P2" draw:layer="layout" svg:x1="8.635cm" svg:y1="5.635cm" svg:x2="4.635cm" svg:y2="7.135cm">
          <text:p/>
        </draw:line>
        <draw:line draw:style-name="gr2" draw:text-style-name="P2" draw:layer="layout" svg:x1="12.635cm" svg:y1="5.635cm" svg:x2="19.635cm" svg:y2="7.135cm">
          <text:p/>
        </draw:line>
        <draw:line draw:style-name="gr2" draw:text-style-name="P2" draw:layer="layout" svg:x1="7.635cm" svg:y1="8.635cm" svg:x2="3.135cm" svg:y2="10.135cm">
          <text:p/>
        </draw:line>
        <draw:line draw:style-name="gr2" draw:text-style-name="P2" draw:layer="layout" svg:x1="10.635cm" svg:y1="8.635cm" svg:x2="13.135cm" svg:y2="10.135cm">
          <text:p/>
        </draw:line>
        <draw:line draw:style-name="gr2" draw:text-style-name="P2" draw:layer="layout" svg:x1="16.135cm" svg:y1="8.635cm" svg:x2="14.135cm" svg:y2="10.135cm">
          <text:p/>
        </draw:line>
        <draw:line draw:style-name="gr2" draw:text-style-name="P2" draw:layer="layout" svg:x1="19.635cm" svg:y1="8.635cm" svg:x2="20.135cm" svg:y2="10.135cm">
          <text:p/>
        </draw:line>
        <draw:rect draw:style-name="gr1" draw:text-style-name="P2" draw:layer="layout" svg:width="1cm" svg:height="1.5cm" svg:x="17.635cm" svg:y="4.135cm">
          <text:p text:style-name="P1"><text:span text:style-name="T1">...</text:span></text:p>
        </draw:rect>
        <draw:rect draw:style-name="gr1" draw:text-style-name="P2" draw:layer="layout" svg:width="3cm" svg:height="1.5cm" svg:x="13.135cm" svg:y="7.135cm">
          <text:p text:style-name="P1"><text:span text:style-name="T1">Migration</text:span></text:p>
          <text:p text:style-name="P1"><text:span text:style-name="T1">statistics</text:span></text:p>
          <text:p text:style-name="P1"><text:span text:style-name="T2">(MasterStatistics)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pitch-asian="variable" style:font-size-asian="24pt" style:language-asian="zxx" style:country-asian="none" style:font-family-complex="'DejaVu San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mihaip</meta:initial-creator>
    <meta:creation-date>2007-04-12T18:23:08</meta:creation-date>
    <dc:creator>Mihai Paslariu</dc:creator>
    <dc:date>2007-06-03T16:15:49</dc:date>
    <dc:language>en-CA</dc:language>
    <meta:editing-cycles>5</meta:editing-cycles>
    <meta:editing-duration>PT13M37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